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00" loext:opacity="100%"/>
    </style:style>
    <style:style style:name="P3" style:family="paragraph" style:parent-style-name="Standard">
      <style:paragraph-properties fo:text-align="end" style:justify-single-word="false"/>
      <style:text-properties fo:color="#000000" loext:opacity="100%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weight="bold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000000" loext:opacity="100%" fo:font-weight="bold" style:font-weight-asian="bold"/>
    </style:style>
    <style:style style:name="P6" style:family="paragraph" style:parent-style-name="Standard">
      <style:text-properties fo:color="#000000" loext:opacity="100%" fo:font-style="italic" style:font-style-asian="italic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text-underline-style="none" fo:font-weight="bold" officeooo:paragraph-rsid="002e27a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2f9c61"/>
    </style:style>
    <style:style style:name="P9" style:family="paragraph" style:parent-style-name="Standard">
      <style:paragraph-properties fo:margin-left="4.4252in" fo:margin-right="0in" fo:text-align="center" style:justify-single-word="false" fo:text-indent="0.4917in" style:auto-text-indent="false"/>
    </style:style>
    <style:style style:name="P10" style:family="paragraph" style:parent-style-name="Standard">
      <style:paragraph-properties fo:margin-left="4.4252in" fo:margin-right="0in" fo:text-align="center" style:justify-single-word="false" fo:text-indent="0.4917in" style:auto-text-indent="false"/>
      <style:text-properties fo:color="#000000" loext:opacity="100%"/>
    </style:style>
    <style:style style:name="P11" style:family="paragraph" style:parent-style-name="Standard">
      <style:paragraph-properties fo:margin-top="0.0835in" fo:margin-bottom="0.0835in" style:contextual-spacing="false" fo:text-align="center" style:justify-single-word="false"/>
    </style:style>
    <style:style style:name="P12" style:family="paragraph" style:parent-style-name="Standard">
      <style:paragraph-properties fo:margin-left="0.4917in" fo:margin-right="0in" fo:text-align="end" style:justify-single-word="false" fo:text-indent="0.4917in" style:auto-text-indent="false"/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Standard">
      <style:paragraph-properties fo:text-align="end" style:justify-single-word="false"/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00" loext:opacity="100%" style:text-underline-style="none"/>
    </style:style>
    <style:style style:name="T6" style:family="text">
      <style:text-properties fo:color="#000000" loext:opacity="100%" style:text-underline-style="none" officeooo:rsid="0037a9c7"/>
    </style:style>
    <style:style style:name="T7" style:family="text">
      <style:text-properties fo:color="#000000" loext:opacity="100%" fo:language="ru" fo:country="RU" style:text-underline-style="none" officeooo:rsid="0037a9c7"/>
    </style:style>
    <style:style style:name="T8" style:family="text">
      <style:text-properties fo:language="en" fo:country="US" officeooo:rsid="000f1dfc"/>
    </style:style>
    <style:style style:name="T9" style:family="text">
      <style:text-properties fo:language="en" fo:country="US" style:text-underline-style="none" officeooo:rsid="000f1dfc"/>
    </style:style>
    <style:style style:name="T10" style:family="text">
      <style:text-properties style:text-underline-style="none"/>
    </style:style>
    <style:style style:name="T11" style:family="text">
      <style:text-properties style:font-name="Times New Roman" fo:font-size="12pt" fo:language="en" fo:country="US" style:text-underline-style="none" officeooo:rsid="000f1dfc" style:font-name-asian="Times New Roman1" style:font-size-asian="12pt" style:language-asian="ru" style:country-asian="RU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Генеральному Директору <text:line-break/></text:span><text:bookmark-start text:name="_GoBack"/><text:span text:style-name="T2">ООО «Ителлидженс»</text:span><text:bookmark-end text:name="_GoBack"/></text:p>
      <text:p text:style-name="P5">Шотовой И.Е.</text:p>
      <text:p text:style-name="P1"><text:span text:style-name="T2">от </text:span><text:span text:style-name="T4"><text:tab/></text:span><text:span text:style-name="T4"><text:placeholder text:placeholder-type="text">&lt;o.name&gt;</text:placeholder></text:span><text:span text:style-name="T3"><text:tab/></text:span></text:p>
      <text:p text:style-name="P10">(должность)</text:p>
      <text:p text:style-name="P12"><text:span text:style-name="T11">_________</text:span><text:span text:style-name="T8"><text:placeholder text:placeholder-type="text">&lt;o.id&gt;</text:placeholder></text:span><text:span text:style-name="T9">______</text:span></text:p>
      <text:p text:style-name="P9"><text:span text:style-name="T1">(фамилия, инициалы)</text:span><text:span text:style-name="T2"> </text:span></text:p>
      <text:p text:style-name="P3"/>
      <text:p text:style-name="P3"/>
      <text:p text:style-name="P2"/>
      <text:p text:style-name="P2"/>
      <text:p text:style-name="P2">Подпись работника _______________ <text:tab/>Дата ______________ <text:s text:c="4"/></text:p>
      <text:p text:style-name="P2"/>
      <text:p text:style-name="P2"/>
      <text:p text:style-name="P2"/>
      <text:p text:style-name="P2"/>
      <text:p text:style-name="P2">Руководитель отдела <text:s/><text:span text:style-name="T10"><text:placeholder text:placeholder-type="text">&lt;o.name&gt;</text:placeholder></text:span></text:p>
      <text:p text:style-name="P2"/>
      <text:p text:style-name="P2"/>
      <text:p text:style-name="P2"/>
      <text:p text:style-name="P6">«Согласовано»</text:p>
      <text:p text:style-name="P2"/>
      <text:p text:style-name="P2">Руководитель проекта ______________</text:p>
      <text:p text:style-name="P2"/>
      <text:p text:style-name="P2">Руководитель проекта ______________</text:p>
      <text:p text:style-name="P2"/>
      <text:p text:style-name="P2">Руководитель проекта ______________</text:p>
      <text:p text:style-name="P2"/>
      <text:p text:style-name="P1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name-complex="Tahoma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4925in" fo:margin-left="1.0835in" fo:margin-right="0.589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Fayfert</meta:initial-creator>
    <meta:editing-cycles>41</meta:editing-cycles>
    <meta:print-date>2016-08-16T12:35:00</meta:print-date>
    <meta:creation-date>2017-07-25T15:24:00</meta:creation-date>
    <dc:date>2021-04-15T14:11:20.644237626</dc:date>
    <meta:editing-duration>PT41M7S</meta:editing-duration>
    <meta:generator>LibreOffice/7.1.2.2$MacOSX_X86_64 LibreOffice_project/8a45595d069ef5570103caea1b71cc9d82b2aae4</meta:generator>
    <meta:document-statistic meta:table-count="0" meta:image-count="0" meta:object-count="0" meta:page-count="1" meta:paragraph-count="12" meta:word-count="30" meta:character-count="375" meta:non-whitespace-character-count="34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